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204c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.101cm" fo:margin-bottom="0.146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text-properties officeooo:paragraph-rsid="0001cff8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fo:color="#ff0000" loext:opacity="100%" fo:font-size="18pt" style:font-size-asian="18pt" style:font-size-complex="18pt"/>
    </style:style>
    <style:style style:name="T2" style:family="text">
      <style:text-properties fo:color="#ff0000" loext:opacity="100%" fo:font-size="15pt" fo:font-weight="normal" officeooo:rsid="000204c2" style:font-size-asian="13.1000003814697pt" style:font-weight-asian="normal" style:font-size-complex="15pt" style:font-weight-complex="normal"/>
    </style:style>
    <style:style style:name="T3" style:family="text">
      <style:text-properties fo:color="#ff0000" loext:opacity="100%" fo:font-size="14pt" style:font-size-asian="14pt" style:font-size-complex="14pt"/>
    </style:style>
    <style:style style:name="T4" style:family="text">
      <style:text-properties officeooo:rsid="0001cff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SCHÉMA FONCTIONNEL DÉTAILLÉ (SFD)</text:span></text:span></text:h>
      <text:p text:style-name="P2"><text:span text:style-name="Strong_20_Emphasis"><text:span text:style-name="T2">Partie A : Commerciale et gestion des clients</text:span></text:span></text:p>
      <text:h text:style-name="Heading_20_2" text:outline-level="2"><text:span text:style-name="Strong_20_Emphasis"><text:span text:style-name="T3">1. OBJECTIF DU SFD</text:span></text:span></text:h>
      <text:p text:style-name="Text_20_body">Ce document présente le fonctionnement complet du processus de gestion des commandes clients dans le PGI TechDistrib.<text:line-break/>Il décrit les acteurs, les données manipulées, les traitements effectués et les documents générés.</text:p>
      <text:h text:style-name="Heading_20_2" text:outline-level="2"><text:span text:style-name="Strong_20_Emphasis"><text:span text:style-name="T3">2. ACTEURS</text:span></text:span></text:h>
      <text:list text:style-name="L1">
        <text:list-item>
          <text:p text:style-name="P3"><text:span text:style-name="Strong_20_Emphasis">Client</text:span> : émet une demande de commande.</text:p>
        </text:list-item>
        <text:list-item>
          <text:p text:style-name="P3"><text:span text:style-name="Strong_20_Emphasis">Commercial</text:span> : saisit les commandes dans le PGI.</text:p>
        </text:list-item>
        <text:list-item>
          <text:p text:style-name="P3"><text:span text:style-name="Strong_20_Emphasis">Système PGI</text:span> : effectue automatiquement les contrôles et calculs.</text:p>
        </text:list-item>
        <text:list-item>
          <text:p text:style-name="P3"><text:span text:style-name="Strong_20_Emphasis">Base de données</text:span> : stocke toutes les informations nécessaires.</text:p>
        </text:list-item>
        <text:list-item>
          <text:p text:style-name="P3"><text:span text:style-name="Strong_20_Emphasis">Service logistique</text:span> : gère les stocks et réapprovisionnements.</text:p>
        </text:list-item>
      </text:list>
      <text:h text:style-name="Heading_20_2" text:outline-level="2"><text:span text:style-name="Strong_20_Emphasis"><text:span text:style-name="T3">3. DONNÉES UTILISÉES</text:span></text:span></text:h>
      <text:list text:style-name="L2">
        <text:list-item>
          <text:p text:style-name="P4"><text:span text:style-name="Strong_20_Emphasis">Clients</text:span> : nom, adresse, contact, historique.</text:p>
        </text:list-item>
        <text:list-item>
          <text:p text:style-name="P4"><text:span text:style-name="Strong_20_Emphasis">Produits</text:span> : prix, stock, seuil d’alerte.</text:p>
        </text:list-item>
        <text:list-item>
          <text:p text:style-name="P4"><text:span text:style-name="Strong_20_Emphasis">Commandes</text:span> : date, total, statut.</text:p>
        </text:list-item>
        <text:list-item>
          <text:p text:style-name="P4"><text:span text:style-name="Strong_20_Emphasis">Détails de commande</text:span> : produits, quantités, prix unitaires.</text:p>
        </text:list-item>
        <text:list-item>
          <text:p text:style-name="P4"><text:span text:style-name="Strong_20_Emphasis">Factures PDF</text:span> : documents générés automatiquement.</text:p>
        </text:list-item>
      </text:list>
      <text:h text:style-name="Heading_20_2" text:outline-level="2"><text:span text:style-name="Strong_20_Emphasis"><text:span text:style-name="T3">4. PROCESSUS DÉTAILLÉ (SFD)</text:span></text:span></text:h>
      <text:h text:style-name="Heading_20_3" text:outline-level="3"><text:span text:style-name="Strong_20_Emphasis">ÉTAPE 1 – Demande du client</text:span></text:h>
      <text:p text:style-name="Text_20_body">Le client souhaite acheter des produits. Le commercial ouvre une nouvelle commande dans le système.</text:p>
      <text:h text:style-name="Heading_20_3" text:outline-level="3"><text:span text:style-name="Strong_20_Emphasis">ÉTAPE 2 – Saisie de la commande</text:span></text:h>
      <text:p text:style-name="Text_20_body">Le commercial sélectionne :</text:p>
      <text:list text:style-name="L3">
        <text:list-item>
          <text:p text:style-name="P5">un client,</text:p>
        </text:list-item>
        <text:list-item>
          <text:p text:style-name="P5">une liste de produits,</text:p>
        </text:list-item>
        <text:list-item>
          <text:p text:style-name="P5">les quantités souhaitées.</text:p>
        </text:list-item>
      </text:list>
      <text:h text:style-name="Heading_20_3" text:outline-level="3"><text:span text:style-name="Strong_20_Emphasis">ÉTAPE 3 – Vérification du stock</text:span></text:h>
      <text:p text:style-name="Text_20_body">Le PGI vérifie automatiquement la disponibilité de chaque produit :</text:p>
      <text:list text:style-name="L4">
        <text:list-item>
          <text:p text:style-name="P6"><text:soft-page-break/><text:span text:style-name="Strong_20_Emphasis">Stock suffisant →</text:span> la commande est validée.</text:p>
        </text:list-item>
        <text:list-item>
          <text:p text:style-name="P6"><text:span text:style-name="Strong_20_Emphasis">Stock insuffisant →</text:span> message d’erreur, impossible de continuer.</text:p>
        </text:list-item>
      </text:list>
      <text:h text:style-name="Heading_20_3" text:outline-level="3"><text:span text:style-name="Strong_20_Emphasis">ÉTAPE 4 – Création de la commande dans la base</text:span></text:h>
      <text:p text:style-name="Text_20_body">Une ligne est créée dans la table <text:span text:style-name="Source_20_Text">commandes</text:span> avec :</text:p>
      <text:list text:style-name="L5">
        <text:list-item>
          <text:p text:style-name="P7">un identifiant unique,</text:p>
        </text:list-item>
        <text:list-item>
          <text:p text:style-name="P7">un total temporaire à 0,</text:p>
        </text:list-item>
        <text:list-item>
          <text:p text:style-name="P7">le statut “En attente”.</text:p>
        </text:list-item>
      </text:list>
      <text:h text:style-name="Heading_20_3" text:outline-level="3"><text:span text:style-name="Strong_20_Emphasis">ÉTAPE 5 – Création des lignes de commande</text:span></text:h>
      <text:p text:style-name="Text_20_body">Pour chaque produit sélectionné, une entrée est ajoutée dans <text:span text:style-name="Source_20_Text">details_commandes</text:span> avec :</text:p>
      <text:list text:style-name="L6">
        <text:list-item>
          <text:p text:style-name="P8">produit,</text:p>
        </text:list-item>
        <text:list-item>
          <text:p text:style-name="P8">quantité,</text:p>
        </text:list-item>
        <text:list-item>
          <text:p text:style-name="P8">prix unitaire.</text:p>
        </text:list-item>
      </text:list>
      <text:h text:style-name="Heading_20_3" text:outline-level="3"><text:span text:style-name="Strong_20_Emphasis">ÉTAPE 6 – Calcul du total</text:span></text:h>
      <text:p text:style-name="Text_20_body">Le système calcule automatiquement :</text:p>
      <text:p text:style-name="P9"><text:span text:style-name="Source_20_Text">Total = ∑ (quantité × prix unitaire)</text:span></text:p>
      <text:p text:style-name="Text_20_body">Puis met à jour la commande.</text:p>
      <text:h text:style-name="Heading_20_3" text:outline-level="3"><text:span text:style-name="Strong_20_Emphasis">ÉTAPE 7 – Mise à jour des stocks</text:span></text:h>
      <text:p text:style-name="Text_20_body">Pour chaque produit :</text:p>
      <text:p text:style-name="P9"><text:span text:style-name="Source_20_Text">Nouveau stock = ancien stock − quantité commandée</text:span></text:p>
      <text:h text:style-name="Heading_20_3" text:outline-level="3"><text:span text:style-name="Strong_20_Emphasis">ÉTAPE 8 – Contrôle du seuil d’alerte</text:span></text:h>
      <text:p text:style-name="Text_20_body">Si le stock devient inférieur au seuil fixé :<text:line-break/>➡️ Le système génère une alerte “Réapprovisionnement nécessaire”.</text:p>
      <text:h text:style-name="Heading_20_3" text:outline-level="3"><text:span text:style-name="Strong_20_Emphasis">ÉTAPE 9 – Génération de la facture</text:span></text:h>
      <text:p text:style-name="Text_20_body">Le commercial peut générer un PDF contenant :</text:p>
      <text:list text:style-name="L7">
        <text:list-item>
          <text:p text:style-name="P10">les coordonnées du client,</text:p>
        </text:list-item>
        <text:list-item>
          <text:p text:style-name="P10">le détail des produits,</text:p>
        </text:list-item>
        <text:list-item>
          <text:p text:style-name="P10">le montant total,</text:p>
        </text:list-item>
        <text:list-item>
          <text:p text:style-name="P10">la date,</text:p>
        </text:list-item>
        <text:list-item>
          <text:p text:style-name="P10">l’identifiant de commande.</text:p>
        </text:list-item>
      </text:list>
      <text:h text:style-name="Heading_20_3" text:outline-level="3"><text:soft-page-break/><text:span text:style-name="Strong_20_Emphasis">ÉTAPE 10 – Mise à jour du statut</text:span></text:h>
      <text:p text:style-name="Text_20_body">Le commercial valide le paiement :</text:p>
      <text:list text:style-name="L8">
        <text:list-item>
          <text:p text:style-name="P11"><text:span text:style-name="Strong_20_Emphasis">Payée</text:span></text:p>
        </text:list-item>
        <text:list-item>
          <text:p text:style-name="P11"><text:span text:style-name="Strong_20_Emphasis">En attente</text:span></text:p>
        </text:list-item>
        <text:list-item>
          <text:p text:style-name="P12"><text:span text:style-name="Strong_20_Emphasis"><text:span text:style-name="T4">Annulée</text:span></text:span></text:p>
        </text:list-item>
      </text:list>
      <text:h text:style-name="Heading_20_2" text:outline-level="2"><text:span text:style-name="Strong_20_Emphasis"><text:span text:style-name="T3">5. SYNTHÈSE DU FLUX GLOBAL</text:span></text:span></text:h>
      <text:p text:style-name="P13"><text:span text:style-name="Source_20_Text">Client → Saisie commande → Vérification stock → Création commande → </text:span></text:p>
      <text:p text:style-name="P14"><text:span text:style-name="Source_20_Text">Création des détails → Calcul total → Mise à jour stock →</text:span></text:p>
      <text:p text:style-name="P15"><text:span text:style-name="Source_20_Text">Alerte → Génération facture PDF → Mise à jour statu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23:24:12.068911600</meta:creation-date>
    <dc:date>2025-11-22T18:22:48.154106100</dc:date>
    <meta:editing-duration>PT14H44M4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63" meta:word-count="430" meta:character-count="2498" meta:non-whitespace-character-count="2149"/>
  </office:meta>
</office:document-meta>
</file>